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824" officeooo:paragraph-rsid="0003b8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:</text:p>
      <text:p text:style-name="P1"/>
      <text:p text:style-name="P1">position: different elements of position</text:p>
      <text:p text:style-name="P1"><text:tab/>x: x-component of the position</text:p>
      <text:p text:style-name="P1"><text:tab/>y: y-component of the position</text:p>
      <text:p text:style-name="P1">size:</text:p>
      <text:p text:style-name="P1"><text:tab/>w: width-component of the size</text:p>
      <text:p text:style-name="P1"><text:tab/>h: height-component of the size</text:p>
      <text:p text:style-name="P1"><text:tab/>unified: if the height and width are the same (i.e. it is square)</text:p>
      <text:p text:style-name="P1">string: a string of characters</text:p>
      <text:p text:style-name="P1"><text:tab/>path: a string of characters that represents a path (i.e. you should use a file dialog for it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7T16:57:48.743000000</meta:creation-date>
    <dc:date>2020-05-07T22:14:05.559000000</dc:date>
    <meta:editing-duration>PT5H6M6S</meta:editing-duration>
    <meta:editing-cycles>1</meta:editing-cycles>
    <meta:document-statistic meta:table-count="0" meta:image-count="0" meta:object-count="0" meta:page-count="1" meta:paragraph-count="10" meta:word-count="63" meta:character-count="367" meta:non-whitespace-character-count="308"/>
    <meta:generator>LibreOffice/6.4.2.2$Windows_X86_64 LibreOffice_project/4e471d8c02c9c90f512f7f9ead8875b57fcb1ec3</meta:generator>
  </office:meta>
</office:document-meta>
</file>